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ofil 0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1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2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3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4?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31" table:style-name="ce1">
            <text:p>-3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-11" table:style-name="ce1">
            <text:p>-1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-39" table:style-name="ce1">
            <text:p>-3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-91" table:style-name="ce1">
            <text:p>-9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8" table:style-name="ce1">
            <text:p>2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-36" table:style-name="ce1">
            <text:p>-3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2" table:style-name="ce1">
            <text:p>-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/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77" table:style-name="ce1">
            <text:p>-7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59" table:style-name="ce1">
            <text:p>59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95" table:style-name="ce1">
            <text:p>39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56" table:style-name="ce1">
            <text:p>56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ofil 4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5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6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7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650?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1">
            <text:p>18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10" table:style-name="ce1">
            <text:p>21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-91" table:style-name="ce1">
            <text:p>-9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-116" table:style-name="ce1">
            <text:p>-11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-77" table:style-name="ce1">
            <text:p>-7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-65" table:style-name="ce1">
            <text:p>-6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-220" table:style-name="ce1">
            <text:p>-22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-284" table:style-name="ce1">
            <text:p>-28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-227" table:style-name="ce1">
            <text:p>-227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-83" table:style-name="ce1">
            <text:p>-8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-160" table:style-name="ce1">
            <text:p>-16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-95" table:style-name="ce1">
            <text:p>-9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-13" table:style-name="ce1">
            <text:p>-1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-55" table:style-name="ce1">
            <text:p>-5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71" table:style-name="ce1">
            <text:p>7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5" table:style-name="ce1">
            <text:p>8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-320" table:style-name="ce1">
            <text:p>-32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59" table:style-name="ce1">
            <text:p>159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-83" table:style-name="ce1">
            <text:p>-8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-23" table:style-name="ce1">
            <text:p>-2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320" table:style-name="ce1">
            <text:p>32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390" table:style-name="ce1">
            <text:p>39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-1139" table:style-name="ce1">
            <text:p>-1139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2" table:style-name="ce1"/>
          <table:table-cell office:value-type="string" table:style-name="ce1">
            <text:p>ab hier Samu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Profil 8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9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10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11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14" table:style-name="ce1"/>
          <table:table-cell office:value-type="string" table:style-name="ce1">
            <text:p>Lukas</text:p>
          </table:table-cell>
          <table:table-cell office:value-type="string" table:style-name="ce1">
            <text:p>Thomas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120" table:style-name="ce1">
            <text:p>-12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530" table:style-name="ce1">
            <text:p>-53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-1291" table:style-name="ce1">
            <text:p>-1291</text:p>
          </table:table-cell>
          <table:table-cell office:value-type="string" table:style-name="ce1">
            <text:p>?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-370" table:style-name="ce1">
            <text:p>-370</text:p>
          </table:table-cell>
          <table:table-cell office:value-type="float" office:value="-650" table:style-name="ce1">
            <text:p>-65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-113" table:style-name="ce1">
            <text:p>-11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-22" table:style-name="ce1">
            <text:p>-2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-150" table:style-name="ce1">
            <text:p>-15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-29" table:style-name="ce1">
            <text:p>-2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-25" table:style-name="ce1">
            <text:p>-2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-14" table:style-name="ce1">
            <text:p>-1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-24" table:style-name="ce1">
            <text:p>-2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-10" table:style-name="ce1">
            <text:p>-1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-39" table:style-name="ce1">
            <text:p>-3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-42" table:style-name="ce1">
            <text:p>-4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-31" table:style-name="ce1">
            <text:p>-3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-25" table:style-name="ce1">
            <text:p>-2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-146" table:style-name="ce1">
            <text:p>-14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-42" table:style-name="ce1">
            <text:p>-4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-66" table:style-name="ce1">
            <text:p>-6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-29" table:style-name="ce1">
            <text:p>-29</text:p>
          </table:table-cell>
          <table:table-cell office:value-type="float" office:value="-72" table:style-name="ce1">
            <text:p>-7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-5" table:style-name="ce1">
            <text:p>-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9" table:style-name="ce1">
            <text:p>-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9" table:style-name="ce1">
            <text:p>7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54" table:style-name="ce1">
            <text:p>-54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ofil 12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13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14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15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wieder Lukas glaub ich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30" table:style-name="ce1">
            <text:p>73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30" table:style-name="ce1">
            <text:p>63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27" table:style-name="ce1">
            <text:p>227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06" table:style-name="ce1">
            <text:p>10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-37" table:style-name="ce1">
            <text:p>-3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-51" table:style-name="ce1">
            <text:p>-5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27" table:style-name="ce1">
            <text:p>22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43" table:style-name="ce1">
            <text:p>24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271" table:style-name="ce1">
            <text:p>27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12" table:style-name="ce1">
            <text:p>312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93" table:style-name="ce1">
            <text:p>9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-37" table:style-name="ce1">
            <text:p>-3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67" table:style-name="ce1">
            <text:p>67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-81" table:style-name="ce1">
            <text:p>-8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140" table:style-name="ce1">
            <text:p>114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612" table:style-name="ce1">
            <text:p>61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-7" table:style-name="ce1">
            <text:p>-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-12" table:style-name="ce1">
            <text:p>-1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91" table:style-name="ce1">
            <text:p>91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ofil 16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17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18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style-name="ce1"/>
          <table:table-cell office:value-type="string" table:style-name="ce1">
            <text:p>Profil 19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-34" table:style-name="ce1">
            <text:p>-3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-37" table:style-name="ce1">
            <text:p>-37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-31" table:style-name="ce1">
            <text:p>-3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-31" table:style-name="ce1">
            <text:p>-3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341" table:style-name="ce1">
            <text:p>34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371" table:style-name="ce1">
            <text:p>37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70" table:style-name="ce1">
            <text:p>37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410" table:style-name="ce1">
            <text:p>41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03" table:style-name="ce1">
            <text:p>10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60" table:style-name="ce1">
            <text:p>6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ofil 20</text:p>
          </table:table-cell>
          <table:table-cell office:value-type="string" table:style-name="ce1">
            <text:p>Entfernung</text:p>
          </table:table-cell>
          <table:table-cell office:value-type="string" table:style-name="ce1">
            <text:p>Messwert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-29" table:style-name="ce1">
            <text:p>-2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-46" table:style-name="ce1">
            <text:p>-4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-2" table:style-name="ce1">
            <text:p>-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number-rows-repeated="10484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Lukas Hurth</meta:initial-creator>
    <dc:creator>Lukas Hurth</dc:creator>
    <meta:creation-date>2022-05-30T07:13:22Z</meta:creation-date>
    <dc:date>2022-05-31T17:17:24Z</dc:date>
    <meta:editing-duration>PT0S</meta:editing-duration>
  </office:meta>
</office:document-meta>
</file>